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b6de"/>
    </style:style>
    <style:style style:name="P2" style:family="paragraph" style:parent-style-name="Subtitle">
      <style:text-properties officeooo:paragraph-rsid="0013b6de"/>
    </style:style>
    <style:style style:name="P3" style:family="paragraph" style:parent-style-name="Text_20_body">
      <style:text-properties officeooo:rsid="001f0ba9" officeooo:paragraph-rsid="0013b6de"/>
    </style:style>
    <style:style style:name="P4" style:family="paragraph" style:parent-style-name="Heading_20_3">
      <style:text-properties officeooo:paragraph-rsid="0013b6de"/>
    </style:style>
    <style:style style:name="P5" style:family="paragraph" style:parent-style-name="Heading_20_3">
      <style:text-properties officeooo:paragraph-rsid="0020ede1"/>
    </style:style>
    <style:style style:name="P6" style:family="paragraph" style:parent-style-name="Heading_20_4">
      <style:text-properties officeooo:rsid="0021b737" officeooo:paragraph-rsid="0021b737"/>
    </style:style>
    <style:style style:name="P7" style:family="paragraph" style:parent-style-name="Text_20_body">
      <style:text-properties officeooo:rsid="0026fb8c" officeooo:paragraph-rsid="0020ede1"/>
    </style:style>
    <style:style style:name="P8" style:family="paragraph" style:parent-style-name="Text_20_body">
      <style:text-properties officeooo:rsid="0021fe8f" officeooo:paragraph-rsid="0021fe8f"/>
    </style:style>
    <style:style style:name="T1" style:family="text">
      <style:text-properties officeooo:rsid="0013b6de"/>
    </style:style>
    <style:style style:name="T2" style:family="text">
      <style:text-properties officeooo:rsid="0021b7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 робота №<text:span text:style-name="T2">3</text:span></text:p>
      <text:p text:style-name="P1">Тема роботи: підтримка об’єкто-орієнтованого програмування в <text:s/><text:span text:style-name="T1">Dart</text:span></text:p>
      <text:p text:style-name="P1">Мета роботи: ознайомитись з підтримкою ООП в <text:span text:style-name="T2">Dart</text:span></text:p>
      <text:h text:style-name="P4" text:outline-level="3">Теоретичні відомості </text:h>
      <text:h text:style-name="P6" text:outline-level="4">TDB; see lectures</text:h>
      <text:h text:style-name="P5" text:outline-level="3">Завдання</text:h>
      <text:p text:style-name="P7">Розробити програму, що містаить наступні класи:</text:p>
      <text:p text:style-name="P8">1. Person з полями для призвіща та імені</text:p>
      <text:p text:style-name="P8">2. Developer, що є дочірним класом для Person і містить додаткове поле type: front-end, back-end, mobile</text:p>
      <text:p text:style-name="P8">3. ProductManager, що є дочірним класом для Person і містить поле для списку підлеглих Developer’s, а також методи для додавання, видалення розробників в список і друку списку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 fo:line-height="100%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1T21:49:42.613326459</meta:creation-date>
    <dc:date>2022-03-24T09:41:49.379194155</dc:date>
    <meta:editing-duration>PT1H25M2S</meta:editing-duration>
    <meta:editing-cycles>12</meta:editing-cycles>
    <meta:generator>LibreOffice/7.1.3.2$MacOSX_X86_64 LibreOffice_project/47f78053abe362b9384784d31a6e56f8511eb1c1</meta:generator>
    <meta:document-statistic meta:table-count="0" meta:image-count="0" meta:object-count="0" meta:page-count="1" meta:paragraph-count="10" meta:word-count="81" meta:character-count="549" meta:non-whitespace-character-count="476"/>
  </office:meta>
</office:document-meta>
</file>